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6ec4" officeooo:paragraph-rsid="001a6ec4"/>
    </style:style>
    <style:style style:name="P2" style:family="paragraph" style:parent-style-name="Standard">
      <style:text-properties style:font-name="Arial" officeooo:rsid="001a6ec4" officeooo:paragraph-rsid="001a6ec4"/>
    </style:style>
    <style:style style:name="P3" style:family="paragraph" style:parent-style-name="Standard">
      <style:text-properties style:font-name="Arial" fo:font-weight="bold" officeooo:rsid="001a6ec4" officeooo:paragraph-rsid="001a6ec4" style:font-weight-asian="bold" style:font-weight-complex="bold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rsid="001a6ec4" officeooo:paragraph-rsid="001a6ec4"/>
    </style:style>
    <style:style style:name="T1" style:family="text">
      <style:text-properties style:font-name="Arial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u-Type FD</text:p>
      <text:p text:style-name="P2"/>
      <text:p text:style-name="P2"/>
      <text:p text:style-name="P1"><text:span text:style-name="T1">… ist eine neue Version von Fu-Type (</text:span><text:a xlink:type="simple" xlink:href="http://webuser.hs-furtwangen.de/~ascheure/DM/S2/Prog/Fu-Type/"><text:span text:style-name="T1">http://webuser.hs-furtwangen.de/~ascheure/DM/S2/Prog/Fu-Type/</text:span></text:a><text:span text:style-name="T1">), FD steht für „Flash Downgrade“.</text:span></text:p>
      <text:p text:style-name="P2"/>
      <text:p text:style-name="P2">Neu gegenüber der ursprünglichen Verison sollen animierte Gegner und ein verbessertes UI sein.</text:p>
      <text:p text:style-name="P2"/>
      <text:p text:style-name="P2"/>
      <text:p text:style-name="P3">Fu-Type</text:p>
      <text:p text:style-name="P2"/>
      <text:p text:style-name="P2">Sidescrolling Furaum Action Shooter. Ein Raumschiff über den Bildschirm gesteuert und <text:s/></text:p>
      <text:p text:style-name="P2">wird von Gegnerhorden angegriffen. </text:p>
      <text:p text:style-name="P2"/>
      <text:p text:style-name="P2"/>
      <text:p text:style-name="P4">Spiel: </text:p>
      <text:p text:style-name="P2"><text:tab/>- Maus Steuerung über das ganze Spielfeld </text:p>
      <text:p text:style-name="P2"><text:tab/>- mehrere verschiedene Gegnertypen mit unterschiedlichem Verhalten</text:p>
      <text:p text:style-name="P2"><text:tab/><text:tab/>- Minen bleiben Statisch</text:p>
      <text:p text:style-name="P2"><text:tab/><text:tab/>- Ziehlsuchminen bewegen sich auf den Spieler zu</text:p>
      <text:p text:style-name="P2"><text:tab/><text:tab/>- Turrents, schießen</text:p>
      <text:p text:style-name="P2"/>
      <text:p text:style-name="P2"><text:span text:style-name="T2">Tech:</text:span> </text:p>
      <text:p text:style-name="P2"/>
      <text:p text:style-name="P2"><text:tab/>Klassen:</text:p>
      <text:p text:style-name="P2"><text:tab/><text:tab/>- Raumschiff</text:p>
      <text:p text:style-name="P2"><text:tab/><text:tab/>- Waffen</text:p>
      <text:p text:style-name="P2"><text:tab/><text:tab/>- Gegner</text:p>
      <text:p text:style-name="P2"><text:tab/><text:tab/><text:tab/>- Verschidene Gegner durch Subklassen</text:p>
      <text:p text:style-name="P2"><text:tab/></text:p>
      <text:p text:style-name="P2"><text:tab/>Kollision/Treffer werden von der Raumschiff- bzw. Gegnerklasse geprüft.</text:p>
      <text:p text:style-name="P2"><text:tab/>Raumschiff =&gt; Gegner, Raumschiff =&gt; Projektile</text:p>
      <text:p text:style-name="P2"><text:tab/>Gegner =&gt; Projektile</text:p>
      <text:p text:style-name="P2"><text:tab/></text:p>
      <text:p text:style-name="P2"><text:tab/>Projektile haben eine Friend/Foe Variable die bestimmt wer sie</text:p>
      <text:p text:style-name="P2"><text:tab/>abgefeuert hat sowie die Flugrichtu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4:19:54.363000000</meta:creation-date>
    <dc:date>2013-12-15T14:29:21.754000000</dc:date>
    <meta:editing-duration>P0D</meta:editing-duration>
    <meta:editing-cycles>1</meta:editing-cycles>
    <meta:document-statistic meta:table-count="0" meta:image-count="0" meta:object-count="0" meta:page-count="1" meta:paragraph-count="25" meta:word-count="118" meta:character-count="913" meta:non-whitespace-character-count="787"/>
    <meta:generator>LibreOffice/4.1.3.2$Windows_x86 LibreOffice_project/70feb7d99726f064edab4605a8ab840c50ec57a</meta:generator>
  </office:meta>
</office:document-meta>
</file>